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paragraph-rsid="001a42d5"/>
    </style:style>
    <style:style style:name="P2" style:family="paragraph" style:parent-style-name="Standard">
      <style:text-properties officeooo:paragraph-rsid="001af7ce"/>
    </style:style>
    <style:style style:name="P3" style:family="paragraph" style:parent-style-name="Standard">
      <style:text-properties fo:font-weight="bold" officeooo:paragraph-rsid="001af7ce" style:font-weight-asian="bold" style:font-weight-complex="bold"/>
    </style:style>
    <style:style style:name="P4" style:family="paragraph" style:parent-style-name="Standard">
      <style:text-properties fo:font-weight="bold" officeooo:paragraph-rsid="001bf07c" style:font-weight-asian="bold" style:font-weight-complex="bold"/>
    </style:style>
    <style:style style:name="P5" style:family="paragraph" style:parent-style-name="Standard">
      <style:text-properties fo:font-weight="bold" officeooo:paragraph-rsid="001edfa8" style:font-weight-asian="bold" style:font-weight-complex="bold"/>
    </style:style>
    <style:style style:name="P6" style:family="paragraph" style:parent-style-name="Standard">
      <style:text-properties fo:font-weight="normal" officeooo:paragraph-rsid="001d5061" style:font-weight-asian="normal" style:font-weight-complex="normal"/>
    </style:style>
    <style:style style:name="P7" style:family="paragraph" style:parent-style-name="Standard">
      <style:text-properties fo:font-weight="normal" officeooo:paragraph-rsid="001edfa8" style:font-weight-asian="normal" style:font-weight-complex="normal"/>
    </style:style>
    <style:style style:name="P8" style:family="paragraph" style:parent-style-name="Standard">
      <style:text-properties fo:font-weight="normal" officeooo:paragraph-rsid="001ef507" style:font-weight-asian="normal" style:font-weight-complex="normal"/>
    </style:style>
    <style:style style:name="P9" style:family="paragraph" style:parent-style-name="Standard">
      <style:text-properties fo:font-weight="normal" officeooo:paragraph-rsid="001f750d" style:font-weight-asian="normal" style:font-weight-complex="normal"/>
    </style:style>
    <style:style style:name="P10" style:family="paragraph" style:parent-style-name="Standard">
      <style:text-properties fo:font-weight="normal" officeooo:paragraph-rsid="00214b8f" style:font-weight-asian="normal" style:font-weight-complex="normal"/>
    </style:style>
    <style:style style:name="P11" style:family="paragraph" style:parent-style-name="Standard">
      <style:text-properties fo:font-weight="normal" officeooo:paragraph-rsid="00225df1" style:font-weight-asian="normal" style:font-weight-complex="normal"/>
    </style:style>
    <style:style style:name="P12" style:family="paragraph" style:parent-style-name="Standard">
      <style:text-properties fo:font-weight="normal" officeooo:paragraph-rsid="0023cde1" style:font-weight-asian="normal" style:font-weight-complex="normal"/>
    </style:style>
    <style:style style:name="P13" style:family="paragraph" style:parent-style-name="Standard">
      <style:text-properties fo:font-weight="normal" officeooo:paragraph-rsid="00244997" style:font-weight-asian="normal" style:font-weight-complex="normal"/>
    </style:style>
    <style:style style:name="P14" style:family="paragraph" style:parent-style-name="Standard">
      <style:paragraph-properties fo:text-align="center" style:justify-single-word="false"/>
      <style:text-properties fo:font-weight="normal" officeooo:paragraph-rsid="00244997" style:font-weight-asian="normal" style:font-weight-complex="normal"/>
    </style:style>
    <style:style style:name="P15" style:family="paragraph" style:parent-style-name="Standard">
      <style:text-properties fo:font-weight="normal" officeooo:paragraph-rsid="0025719e" style:font-weight-asian="normal" style:font-weight-complex="normal"/>
    </style:style>
    <style:style style:name="P16" style:family="paragraph" style:parent-style-name="Standard">
      <style:text-properties officeooo:paragraph-rsid="00214b8f"/>
    </style:style>
    <style:style style:name="P17" style:family="paragraph" style:parent-style-name="Standard">
      <style:text-properties officeooo:paragraph-rsid="00225df1"/>
    </style:style>
    <style:style style:name="P18" style:family="paragraph" style:parent-style-name="Standard" style:list-style-name="">
      <style:paragraph-properties fo:margin-left="0cm" fo:margin-right="0cm" fo:text-align="start" style:justify-single-word="false" fo:text-indent="0cm" style:auto-text-indent="false" style:text-autospace="none"/>
      <style:text-properties officeooo:paragraph-rsid="00225df1"/>
    </style:style>
    <style:style style:name="T1" style:family="text">
      <style:text-properties officeooo:rsid="001a42d5"/>
    </style:style>
    <style:style style:name="T2" style:family="text">
      <style:text-properties officeooo:rsid="001af7ce"/>
    </style:style>
    <style:style style:name="T3" style:family="text">
      <style:text-properties officeooo:rsid="001bf07c"/>
    </style:style>
    <style:style style:name="T4" style:family="text">
      <style:text-properties officeooo:rsid="001d5061"/>
    </style:style>
    <style:style style:name="T5" style:family="text">
      <style:text-properties officeooo:rsid="001e1591"/>
    </style:style>
    <style:style style:name="T6" style:family="text">
      <style:text-properties officeooo:rsid="001edfa8"/>
    </style:style>
    <style:style style:name="T7" style:family="text">
      <style:text-properties officeooo:rsid="001ef507"/>
    </style:style>
    <style:style style:name="T8" style:family="text">
      <style:text-properties officeooo:rsid="001f750d"/>
    </style:style>
    <style:style style:name="T9" style:family="text">
      <style:text-properties fo:font-weight="bold" officeooo:rsid="001f750d" style:font-weight-asian="bold" style:font-weight-complex="bold"/>
    </style:style>
    <style:style style:name="T10" style:family="text">
      <style:text-properties officeooo:rsid="00214b8f"/>
    </style:style>
    <style:style style:name="T11" style:family="text">
      <style:text-properties fo:color="#000000" style:font-name="Monospace" fo:font-size="10pt" style:font-name-asian="Monospace" style:font-size-asian="10pt" style:font-name-complex="Monospace" style:font-size-complex="10pt"/>
    </style:style>
    <style:style style:name="T12" style:family="text">
      <style:text-properties fo:color="#000000" style:font-name="Monospace" fo:font-size="10pt" officeooo:rsid="00214b8f" style:font-name-asian="Monospace" style:font-size-asian="10pt" style:font-name-complex="Monospace" style:font-size-complex="10pt"/>
    </style:style>
    <style:style style:name="T13" style:family="text">
      <style:text-properties fo:color="#000000" style:font-name="Monospace" fo:font-size="10pt" officeooo:rsid="00225df1" style:font-name-asian="Monospace" style:font-size-asian="10pt" style:font-name-complex="Monospace" style:font-size-complex="10pt"/>
    </style:style>
    <style:style style:name="T14" style:family="text">
      <style:text-properties fo:color="#000000" style:font-name="Monospace" fo:font-size="10pt" officeooo:rsid="00244997" style:font-name-asian="Monospace" style:font-size-asian="10pt" style:font-name-complex="Monospace" style:font-size-complex="10pt"/>
    </style:style>
    <style:style style:name="T15" style:family="text">
      <style:text-properties fo:color="#000000" style:font-name="Monospace" fo:font-size="10pt" officeooo:rsid="0025719e" style:font-name-asian="Monospace" style:font-size-asian="10pt" style:font-name-complex="Monospace" style:font-size-complex="10pt"/>
    </style:style>
    <style:style style:name="T16" style:family="text">
      <style:text-properties fo:color="#000000" style:font-name="Monospace" fo:font-size="10pt" fo:font-weight="bold" style:font-name-asian="Monospace" style:font-size-asian="10pt" style:font-weight-asian="bold" style:font-name-complex="Monospace" style:font-size-complex="10pt" style:font-weight-complex="bold"/>
    </style:style>
    <style:style style:name="T17" style:family="text">
      <style:text-properties fo:color="#000000" style:font-name="Monospace" fo:font-size="10pt" fo:font-weight="bold" officeooo:rsid="00214b8f" style:font-name-asian="Monospace" style:font-size-asian="10pt" style:font-weight-asian="bold" style:font-name-complex="Monospace" style:font-size-complex="10pt" style:font-weight-complex="bold"/>
    </style:style>
    <style:style style:name="T18" style:family="text">
      <style:text-properties fo:color="#000000" style:font-name="Monospace" fo:font-size="10pt" fo:font-weight="normal" officeooo:rsid="00214b8f" style:font-name-asian="Monospace" style:font-size-asian="10pt" style:font-weight-asian="normal" style:font-name-complex="Monospace" style:font-size-complex="10pt" style:font-weight-complex="normal"/>
    </style:style>
    <style:style style:name="T19" style:family="text">
      <style:text-properties fo:color="#000000" style:font-name="Monospace" fo:font-size="10pt" fo:font-weight="normal" officeooo:rsid="00225df1" style:font-name-asian="Monospace" style:font-size-asian="10pt" style:font-weight-asian="normal" style:font-name-complex="Monospace" style:font-size-complex="10pt" style:font-weight-complex="normal"/>
    </style:style>
    <style:style style:name="T20" style:family="text">
      <style:text-properties fo:color="#000000" style:font-name="Monospace" fo:font-size="10pt" style:text-underline-style="solid" style:text-underline-width="auto" style:text-underline-color="font-color" fo:font-weight="normal" officeooo:rsid="00225df1" style:font-name-asian="Monospace" style:font-size-asian="10pt" style:font-weight-asian="normal" style:font-name-complex="Monospace" style:font-size-complex="10pt" style:font-weight-complex="normal"/>
    </style:style>
    <style:style style:name="T21" style:family="text">
      <style:text-properties fo:color="#000000" style:font-name="Monospace" fo:font-size="10pt" style:text-underline-style="solid" style:text-underline-width="auto" style:text-underline-color="font-color" fo:font-weight="normal" officeooo:rsid="00214b8f" style:font-name-asian="Monospace" style:font-size-asian="10pt" style:font-weight-asian="normal" style:font-name-complex="Monospace" style:font-size-complex="10pt" style:font-weight-complex="normal"/>
    </style:style>
    <style:style style:name="T22" style:family="text">
      <style:text-properties fo:color="#000000" style:font-name="Monospace" fo:font-size="10pt" style:text-underline-style="solid" style:text-underline-width="auto" style:text-underline-color="font-color" style:font-name-asian="Monospace" style:font-size-asian="10pt" style:font-name-complex="Monospace" style:font-size-complex="10pt"/>
    </style:style>
    <style:style style:name="T23" style:family="text">
      <style:text-properties fo:color="#000000" style:font-name="Monospace" fo:font-size="10pt" style:text-underline-style="solid" style:text-underline-width="auto" style:text-underline-color="font-color" officeooo:rsid="00214b8f" style:font-name-asian="Monospace" style:font-size-asian="10pt" style:font-name-complex="Monospace" style:font-size-complex="10pt"/>
    </style:style>
    <style:style style:name="T24" style:family="text">
      <style:text-properties fo:color="#000000" style:font-name="Monospace" fo:font-size="10pt" style:text-underline-style="solid" style:text-underline-width="auto" style:text-underline-color="font-color" fo:font-weight="bold" style:font-name-asian="Monospace" style:font-size-asian="10pt" style:font-weight-asian="bold" style:font-name-complex="Monospace" style:font-size-complex="10pt" style:font-weight-complex="bold"/>
    </style:style>
    <style:style style:name="T25" style:family="text">
      <style:text-properties fo:color="#000000" style:font-name="Monospace" fo:font-size="10pt" style:text-underline-style="solid" style:text-underline-width="auto" style:text-underline-color="font-color" fo:font-weight="bold" officeooo:rsid="00214b8f" style:font-name-asian="Monospace" style:font-size-asian="10pt" style:font-weight-asian="bold" style:font-name-complex="Monospace" style:font-size-complex="10pt" style:font-weight-complex="bold"/>
    </style:style>
    <style:style style:name="T26"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27" style:family="text">
      <style:text-properties fo:color="#7f0055" style:font-name="Monospace" fo:font-size="10pt" fo:font-weight="bold" officeooo:rsid="00214b8f" style:font-name-asian="Monospace" style:font-size-asian="10pt" style:font-weight-asian="bold" style:font-name-complex="Monospace" style:font-size-complex="10pt" style:font-weight-complex="bold"/>
    </style:style>
    <style:style style:name="T28" style:family="text">
      <style:text-properties fo:color="#7f0055" style:font-name="Monospace" fo:font-size="10pt" style:text-underline-style="solid" style:text-underline-width="auto" style:text-underline-color="font-color" fo:font-weight="bold" style:font-name-asian="Monospace" style:font-size-asian="10pt" style:font-weight-asian="bold" style:font-name-complex="Monospace" style:font-size-complex="10pt" style:font-weight-complex="bold"/>
    </style:style>
    <style:style style:name="T29" style:family="text">
      <style:text-properties fo:color="#7f0055" style:font-name="Monospace" fo:font-size="10pt" style:text-underline-style="solid" style:text-underline-width="auto" style:text-underline-color="font-color" fo:font-weight="bold" officeooo:rsid="00214b8f" style:font-name-asian="Monospace" style:font-size-asian="10pt" style:font-weight-asian="bold" style:font-name-complex="Monospace" style:font-size-complex="10pt" style:font-weight-complex="bold"/>
    </style:style>
    <style:style style:name="T30" style:family="text">
      <style:text-properties fo:font-weight="normal" officeooo:rsid="00214b8f" style:font-weight-asian="normal" style:font-weight-complex="normal"/>
    </style:style>
    <style:style style:name="T31" style:family="text">
      <style:text-properties officeooo:rsid="0023cde1"/>
    </style:style>
    <style:style style:name="T32" style:family="text">
      <style:text-properties style:text-underline-style="solid" style:text-underline-width="auto" style:text-underline-color="font-color" fo:font-weight="normal" officeooo:rsid="00214b8f"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Classe simple Cartography</text:span></text:p>
      <text:p text:style-name="P1"><text:span text:style-name="T1">Spécifications</text:span></text:p>
      <text:p text:style-name="P1"><text:span text:style-name="T1">Mehdi Kitane – Karim Benhmida</text:span></text:p>
      <text:p text:style-name="P1"><text:span text:style-name="T1"/></text:p>
      <text:p text:style-name="P1"><text:span text:style-name="T1">Introduction</text:span></text:p>
      <text:p text:style-name="P1"><text:span text:style-name="T1">La classe Cartography a pour but de de gérer les mesures de type DMP (description de la matière d'un point), c'est à dire, l</text:span><text:span text:style-name="T2">eur </text:span><text:span text:style-name="T1">ajout, </text:span><text:span text:style-name="T2">affichage et manipulation.</text:span></text:p>
      <text:p text:style-name="P1"><text:span text:style-name="T2"/></text:p>
      <text:p text:style-name="P2"><text:span text:style-name="T2">Première partie</text:span></text:p>
      <text:p text:style-name="P2"><text:span text:style-name="T2">Généralités</text:span></text:p>
      <text:p text:style-name="P2"><text:span text:style-name="T2"/></text:p>
      <text:p text:style-name="P3"><text:span text:style-name="T2">1 Définitions</text:span></text:p>
      <text:p text:style-name="P2"><text:span text:style-name="T2"/></text:p>
      <text:p text:style-name="P2"><text:span text:style-name="T2">Aldebaran : Planète exotique située dans un espace très éloigné.</text:span></text:p>
      <text:p text:style-name="P2"><text:span text:style-name="T2"/></text:p>
      <text:p text:style-name="P2"><text:span text:style-name="T2">Cartography : Classe représentant l'ensemble des points sur la planète Aldebaran.</text:span></text:p>
      <text:p text:style-name="P2"><text:span text:style-name="T2"/></text:p>
      <text:p text:style-name="P2"><text:span text:style-name="T2">Point DMP : Un point de la planète, identifié par ses coordonnées x et y et la matière détectée par le capteur.</text:span></text:p>
      <text:p text:style-name="P2"><text:span text:style-name="T2"/></text:p>
      <text:p text:style-name="P4"><text:span text:style-name="T3">2 Choix généraux</text:span></text:p>
      <text:p text:style-name="P4"><text:span text:style-name="T3"/></text:p>
      <text:p text:style-name="P6"><text:span text:style-name="T4">Tableau de mesures : Les points seront stockées dans un tableau à 1 million d'entrées.</text:span></text:p>
      <text:p text:style-name="P6"><text:span text:style-name="T4"/></text:p>
      <text:p text:style-name="P6"><text:span text:style-name="T4">Point DMP : Un point sera représenté par une structure contenant ses coordonnées x et y (de type float) et la description de sa matière (char *</text:span><text:span text:style-name="T5">)</text:span></text:p>
      <text:p text:style-name="P6"><text:span text:style-name="T5"/></text:p>
      <text:p text:style-name="P6"><text:span text:style-name="T5"/></text:p>
      <text:p text:style-name="P5"><text:span text:style-name="T8">Deuxième</text:span><text:span text:style-name="T6"> partie</text:span></text:p>
      <text:p text:style-name="P7"><text:span text:style-name="T6"/></text:p>
      <text:p text:style-name="P7"><text:span text:style-name="T6">Spécification des méthodes</text:span></text:p>
      <text:p text:style-name="P7"><text:span text:style-name="T6"/></text:p>
      <text:p text:style-name="P7"><text:span text:style-name="T6">Ajout d'un point : Add</text:span></text:p>
      <text:p text:style-name="P7"><text:span text:style-name="T6">Tente d'ajouter un point DMP à l'objet Cartography courant. Il insère la structure, correspondant aux paramètres passés en argument, dans le tableau. </text:span><text:span text:style-name="T7">Avant de les ajouter, on vérifie la validité des paramètres, c'est à dire si il n'existe pas un autre point présentant les mêmes coordonnées. </text:span></text:p>
      <text:p text:style-name="P8"><text:span text:style-name="T7">Si la méthode réussit, elle renvoie vrai, sinon elle renvoie faux. </text:span></text:p>
      <text:p text:style-name="P8"><text:span text:style-name="T7"/></text:p>
      <text:p text:style-name="P8"><text:span text:style-name="T7">Chercher une mesure : FindDMP</text:span></text:p>
      <text:p text:style-name="P8"><text:span text:style-name="T7">On passe à la méthode en paramètre le nom de la matière que l'o</text:span><text:span text:style-name="T8">n recherche et la position dans le tableau à partir de laquelle il doit commencer à chercher, l'adresse des variables coordonnées x et y à remplir par la méthode. </text:span></text:p>
      <text:p text:style-name="P9"><text:span text:style-name="T8">Elle renvoie la position de ces coordonnées dans le tableau et nous remplit les variables x et y par les coordonnées correspondant à la première occurrence de la matière à chercher.</text:span></text:p>
      <text:p text:style-name="P9"><text:span text:style-name="T8">Seules les coordonnées x et y données en paramètres sont affectées par l'appel à cet méthode. </text:span></text:p>
      <text:p text:style-name="P9"><text:span text:style-name="T8">Si il n'existe pas de point correspondant à la matière recherchée à partir de la position passée en paramètre ou si cette position est supérieur à la longueur du tableau, la méthode nous renvoie -1 . </text:span></text:p>
      <text:p text:style-name="P9"><text:span text:style-name="T8"/></text:p>
      <text:p text:style-name="P9"><text:span text:style-name="T8"/></text:p>
      <text:p text:style-name="P9"><text:span text:style-name="T8"/></text:p>
      <text:p text:style-name="P9"><text:span text:style-name="T8"/></text:p>
      <text:p text:style-name="P9"><text:span text:style-name="T8"/></text:p>
      <text:p text:style-name="P9"><text:soft-page-break/><text:span text:style-name="T9">Troisième partie</text:span><text:span text:style-name="T8"> </text:span></text:p>
      <text:p text:style-name="P9"><text:span text:style-name="T8"/></text:p>
      <text:p text:style-name="P9"><text:span text:style-name="T8">Test Unitaires </text:span></text:p>
      <text:p text:style-name="P9"><text:span text:style-name="T8"/></text:p>
      <text:p text:style-name="P9"><text:span text:style-name="T8"/></text:p>
      <text:p text:style-name="P10"><text:span text:style-name="T10">Formalisme adopté : </text:span></text:p>
      <text:p text:style-name="P12"><text:span text:style-name="T10">{ [x1,y1,s1], ... [xn,yn,sn]} représente un objet de la classe Cartography. </text:span><text:span text:style-name="T31">Xn correspond à la coordonnée X du n-ième point, yn correspond à la coordonnée Y du n-ième point et sn correspond à la description de la matière se situant à ce point. <text:s/></text:span></text:p>
      <text:p text:style-name="P12"><text:span text:style-name="T10">Par définition on ne peux avoir deux triplets identiques. </text:span></text:p>
      <text:p text:style-name="P10"><text:span text:style-name="T10"/></text:p>
      <text:p text:style-name="P10"><text:span text:style-name="T10"/></text:p>
      <text:p text:style-name="P16"><text:span text:style-name="T30"><text:tab/></text:span><text:span text:style-name="T32">Tests pour </text:span><text:span text:style-name="T21">la méthode ayant pour signature : </text:span><text:span text:style-name="T29">long</text:span><text:span text:style-name="T23"> </text:span><text:span text:style-name="T25">Count</text:span><text:span text:style-name="T23">();</text:span></text:p>
      <text:p text:style-name="P16"><text:span text:style-name="T12"/></text:p>
      <text:p text:style-name="P16"><text:span text:style-name="T12">T-1 : Test avec un objet Cartography n'ayant aucune entrée. </text:span></text:p>
      <text:p text:style-name="P16"><text:span text:style-name="T12"><text:tab/>Après la création de cet objet, on lance la méthode Count, celle-ci devra renvoyer 0. </text:span></text:p>
      <text:p text:style-name="P16"><text:span text:style-name="T12"/></text:p>
      <text:p text:style-name="P16"><text:span text:style-name="T12">T-2 : Test avec un objet Cartography vidé : </text:span></text:p>
      <text:p text:style-name="P16"><text:span text:style-name="T12"><text:tab/>Après la création de l'objet, on lui rajoute un certain nombre d'éléments. On les supprimera donc tous sans exception. Un appel à Count devra alors renvoyer 0.</text:span></text:p>
      <text:p text:style-name="P16"><text:span text:style-name="T12"/></text:p>
      <text:p text:style-name="P16"><text:span text:style-name="T12">T-3 : Test avec un objet Cartograph</text:span><text:span text:style-name="T13">y</text:span><text:span text:style-name="T12"> non vide : </text:span></text:p>
      <text:p text:style-name="P16"><text:span text:style-name="T12"><text:tab/>On crée un objet </text:span><text:span text:style-name="T13">Cartography vide, on lui ajoute un certain nombre d'intervalles. On vérifiera que la valeur renvoyée par l'appel à la méthode Count correspond bien aux nombres d'éléments présents dans l'objet. Bien sur, il faut faire attention à bien ajouter à chaque fois des éléments distincts. </text:span></text:p>
      <text:p text:style-name="P16"><text:span text:style-name="T13"/></text:p>
      <text:p text:style-name="P17"><text:span text:style-name="T13">T-4 : Test avec un objet Cartography remplit au maximum : </text:span></text:p>
      <text:p text:style-name="P17"><text:span text:style-name="T13"><text:tab/>On crée un objet Cartography vide, on lui ajoute 1 million d'entrées grâce <text:s/>à une boucle. On vérifiera que la valeur renvoyée par l'appel à Count est bien 1 million.</text:span></text:p>
      <text:p text:style-name="P17"><text:span text:style-name="T13"/></text:p>
      <text:p text:style-name="P17"><text:span text:style-name="T13">//T-5 : </text:span></text:p>
      <text:p text:style-name="P16"><text:span text:style-name="T12"/></text:p>
      <text:p text:style-name="P16"><text:span text:style-name="T12"/></text:p>
      <text:p text:style-name="P18"><text:span text:style-name="T19"><text:tab/></text:span><text:span text:style-name="T20">Test pour l</text:span><text:span text:style-name="T21">a méthode ayant pour signature : </text:span><text:span text:style-name="T29">l</text:span><text:span text:style-name="T28">ong</text:span><text:span text:style-name="T22"> </text:span><text:span text:style-name="T24">Count</text:span><text:span text:style-name="T22">(</text:span><text:span text:style-name="T28">char</text:span><text:span text:style-name="T22">* pszDMP);</text:span></text:p>
      <text:p text:style-name="P17"><text:span text:style-name="T12">T-1 : Test avec un objet Cartography n'ayant aucune entrée </text:span><text:span text:style-name="T13">et avec une chaine quelconque </text:span><text:span text:style-name="T12">: </text:span></text:p>
      <text:p text:style-name="P17"><text:span text:style-name="T12"><text:tab/>Après la création de cet objet, on lance la méthode Count, celle-ci devra renvoyer 0. </text:span></text:p>
      <text:p text:style-name="P17"><text:span text:style-name="T12"/></text:p>
      <text:p text:style-name="P17"><text:span text:style-name="T12">T-2 : Test avec un objet Cartography vidé </text:span><text:span text:style-name="T13">et avec une chaine quelconque </text:span><text:span text:style-name="T12">: </text:span></text:p>
      <text:p text:style-name="P11"><text:span text:style-name="T12"><text:tab/>Après la création de l'objet, on lui rajoute un certain nombre d'éléments. On les supprimera donc tous sans exception. Un appel à Count devra alors renvoyer 0.</text:span></text:p>
      <text:p text:style-name="P11"><text:span text:style-name="T12"/></text:p>
      <text:p text:style-name="P11"><text:span text:style-name="T13">T-3 : Test avec un objet Cartography non vide et avec une chaine vide : </text:span></text:p>
      <text:p text:style-name="P11"><text:span text:style-name="T13"><text:tab/></text:span><text:span text:style-name="T12">Après la création de l'objet, on lui rajoute un certain nombre d'éléments </text:span><text:span text:style-name="T13">ayants comme </text:span><text:span text:style-name="T14">description une chaine de caractère non vide. Un appel à la méthode devra donc nous renvoyer 0, car il n'existe aucun element ayant comme description une chaine vide. </text:span></text:p>
      <text:p text:style-name="P11"><text:span text:style-name="T14"/></text:p>
      <text:p text:style-name="P13"><text:span text:style-name="T14">T-4 : Test avec un objet Cartography non vide et avec une chaine non vide : </text:span></text:p>
      <text:p text:style-name="P13"><text:span text:style-name="T14"><text:tab/>Après la création de l'objet, on lui rajoute un certain nombre d'éléments ayants comme description une chaine de caractère prédefinie mais aussi d'autres éléments. Un appel à la méthode avec en paramètre la chaine prédéfinie devra nous renvoyer le nombre d'éléments attendu. </text:span></text:p>
      <text:p text:style-name="P13"><text:span text:style-name="T14">Jeux de données : </text:span></text:p>
      <text:p text:style-name="P14"><text:soft-page-break/><text:span text:style-name="T14">|&lt;[0,1,&lt;siO2&gt;],[2,1,&lt;siO2&gt;], [2,5,&lt;o2&gt;], [5,3,&lt;siO2&gt;]| </text:span></text:p>
      <text:p text:style-name="P13"><text:span text:style-name="T14">Un appel à la méthode count avec le paramètre &lt;siO2&gt; devra renvoyer 3. </text:span></text:p>
      <text:p text:style-name="P13"><text:span text:style-name="T14"/></text:p>
      <text:p text:style-name="P13"><text:span text:style-name="T14">T-5 : Test avec un objet Cartography non vide et une chaine non vide ; </text:span></text:p>
      <text:p text:style-name="P13"><text:span text:style-name="T14"><text:tab/> Après la création de l'objet, on lui rajoute un certain nombre d'éléments ayants comme description une chaine de caractère prédefinie mais aussi la même chaine avec certaines majuscule et d'autres éléments. Un appel à la méthode devra renvoyer seulement le nombre d’éléments ayant la même casse que la chaine rentrée en paramètres. </text:span></text:p>
      <text:p text:style-name="P13"><text:span text:style-name="T14"/></text:p>
      <text:p text:style-name="P13"><text:span text:style-name="T14">Jeux de données : </text:span></text:p>
      <text:p text:style-name="P13"><text:span text:style-name="T14"><text:tab/>|&lt;[0,1,&lt;siO2&gt;],[2,1,&lt;siO2&gt;], [2,5,&lt;o2&gt;], [5,3,&lt;SiO2&gt;], [2,55,&lt;siO2&gt;],[2,7,&lt;sIo2&gt;]| </text:span></text:p>
      <text:p text:style-name="P13"><text:span text:style-name="T14">Un appel à la méthode count avec le paramètre &lt;siO2&gt; devra renvoyer 3. </text:span></text:p>
      <text:p text:style-name="P13"><text:span text:style-name="T14"/></text:p>
      <text:p text:style-name="P11"><text:span text:style-name="T13"/></text:p>
      <text:p text:style-name="P11"><text:span text:style-name="T13"/></text:p>
      <text:p text:style-name="P15"><text:span text:style-name="T15"><text:tab/>Test fonctionnels : </text:span></text:p>
      <text:p text:style-name="P15"><text:span text:style-name="T15"/></text:p>
      <text:p text:style-name="P11"><text:span text:style-name="T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DejaVu Sans1" svg:font-family="'DejaVu Sans'" style:font-family-generic="swiss"/>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WenQuanYi Zen Hei Sharp"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1T15:12:51</meta:creation-date>
    <dc:date>2013-10-11T18:02:58</dc:date>
    <meta:editing-duration>PT2H41M33S</meta:editing-duration>
    <meta:editing-cycles>8</meta:editing-cycles>
    <meta:generator>LibreOffice/3.6$Linux_X86_64 LibreOffice_project/360m1$Build-2</meta:generator>
    <meta:document-statistic meta:table-count="0" meta:image-count="0" meta:object-count="0" meta:page-count="3" meta:paragraph-count="57" meta:word-count="868" meta:character-count="5182" meta:non-whitespace-character-count="4322"/>
  </office:meta>
</office:document-meta>
</file>